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48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valu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Walking Stick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ong Staff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agic Staff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iery Staff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cy Staff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arthen Staff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quatic Staff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hocking Staff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byssal Staff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ark Staff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ire Rod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Ice Road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Earth Rod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Water Rod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Lightning Rod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byssal Rod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9">0000-00-00</text:date>, <text:time style:data-style-name="N2" text:time-value="16:25:37.54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0.2.2$Windows_X86_64 LibreOffice_project/8349ace3c3162073abd90d81fd06dcfb6b36b994</meta:generator>
    <dc:date>2020-10-09T16:27:51.335000000</dc:date>
    <meta:editing-duration>PT2M53S</meta:editing-duration>
    <meta:editing-cycles>3</meta:editing-cycles>
    <meta:document-statistic meta:table-count="1" meta:cell-count="36" meta:object-count="0"/>
  </office:meta>
</office:document-meta>
</file>